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32308111345003</text:p>
          </table:table-cell>
          <table:table-cell office:value-type="string" calcext:value-type="string">
            <text:p>2025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152" calcext:value-type="float">
            <text:p>159.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3</text:p>
          </table:table-cell>
          <table:table-cell office:value-type="string" calcext:value-type="string">
            <text:p>2025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7616" calcext:value-type="float">
            <text:p>159.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3</text:p>
          </table:table-cell>
          <table:table-cell office:value-type="string" calcext:value-type="string">
            <text:p>2025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02" calcext:value-type="float">
            <text:p>160.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3</text:p>
          </table:table-cell>
          <table:table-cell office:value-type="string" calcext:value-type="string">
            <text:p>2025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37992" calcext:value-type="float">
            <text:p>159.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3</text:p>
          </table:table-cell>
          <table:table-cell office:value-type="string" calcext:value-type="string">
            <text:p>2025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5628" calcext:value-type="float">
            <text:p>159.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3</text:p>
          </table:table-cell>
          <table:table-cell office:value-type="string" calcext:value-type="string">
            <text:p>2024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58" calcext:value-type="float">
            <text:p>159.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3</text:p>
          </table:table-cell>
          <table:table-cell office:value-type="string" calcext:value-type="string">
            <text:p>2024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50184" calcext:value-type="float">
            <text:p>159.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3</text:p>
          </table:table-cell>
          <table:table-cell office:value-type="string" calcext:value-type="string">
            <text:p>2024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43504" calcext:value-type="float">
            <text:p>158.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3</text:p>
          </table:table-cell>
          <table:table-cell office:value-type="string" calcext:value-type="string">
            <text:p>2024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52648" calcext:value-type="float">
            <text:p>158.5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3</text:p>
          </table:table-cell>
          <table:table-cell office:value-type="string" calcext:value-type="string">
            <text:p>2024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37408" calcext:value-type="float">
            <text:p>158.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3</text:p>
          </table:table-cell>
          <table:table-cell office:value-type="string" calcext:value-type="string">
            <text:p>2024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19704" calcext:value-type="float">
            <text:p>159.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3</text:p>
          </table:table-cell>
          <table:table-cell office:value-type="string" calcext:value-type="string">
            <text:p>2024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53232" calcext:value-type="float">
            <text:p>159.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3</text:p>
          </table:table-cell>
          <table:table-cell office:value-type="string" calcext:value-type="string">
            <text:p>2024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16656" calcext:value-type="float">
            <text:p>159.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3</text:p>
          </table:table-cell>
          <table:table-cell office:value-type="string" calcext:value-type="string">
            <text:p>2024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86176" calcext:value-type="float">
            <text:p>158.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3</text:p>
          </table:table-cell>
          <table:table-cell office:value-type="string" calcext:value-type="string">
            <text:p>2024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47136" calcext:value-type="float">
            <text:p>159.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3</text:p>
          </table:table-cell>
          <table:table-cell office:value-type="string" calcext:value-type="string">
            <text:p>2024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1056" calcext:value-type="float">
            <text:p>159.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3</text:p>
          </table:table-cell>
          <table:table-cell office:value-type="string" calcext:value-type="string">
            <text:p>2023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8848" calcext:value-type="float">
            <text:p>159.2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3</text:p>
          </table:table-cell>
          <table:table-cell office:value-type="string" calcext:value-type="string">
            <text:p>2023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4772" calcext:value-type="float">
            <text:p>160.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3</text:p>
          </table:table-cell>
          <table:table-cell office:value-type="string" calcext:value-type="string">
            <text:p>2023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47136" calcext:value-type="float">
            <text:p>159.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3</text:p>
          </table:table-cell>
          <table:table-cell office:value-type="string" calcext:value-type="string">
            <text:p>2023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16656" calcext:value-type="float">
            <text:p>159.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3</text:p>
          </table:table-cell>
          <table:table-cell office:value-type="string" calcext:value-type="string">
            <text:p>2023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19704" calcext:value-type="float">
            <text:p>159.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3</text:p>
          </table:table-cell>
          <table:table-cell office:value-type="string" calcext:value-type="string">
            <text:p>2023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13608" calcext:value-type="float">
            <text:p>159.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3</text:p>
          </table:table-cell>
          <table:table-cell office:value-type="string" calcext:value-type="string">
            <text:p>2023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37992" calcext:value-type="float">
            <text:p>159.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3</text:p>
          </table:table-cell>
          <table:table-cell office:value-type="string" calcext:value-type="string">
            <text:p>2023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73984" calcext:value-type="float">
            <text:p>158.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3</text:p>
          </table:table-cell>
          <table:table-cell office:value-type="string" calcext:value-type="string">
            <text:p>2023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04464" calcext:value-type="float">
            <text:p>159.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3</text:p>
          </table:table-cell>
          <table:table-cell office:value-type="string" calcext:value-type="string">
            <text:p>2023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31312" calcext:value-type="float">
            <text:p>158.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3</text:p>
          </table:table-cell>
          <table:table-cell office:value-type="string" calcext:value-type="string">
            <text:p>2023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83128" calcext:value-type="float">
            <text:p>158.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3</text:p>
          </table:table-cell>
          <table:table-cell office:value-type="string" calcext:value-type="string">
            <text:p>2023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9532" calcext:value-type="float">
            <text:p>158.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3</text:p>
          </table:table-cell>
          <table:table-cell office:value-type="string" calcext:value-type="string">
            <text:p>2022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16656" calcext:value-type="float">
            <text:p>159.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3</text:p>
          </table:table-cell>
          <table:table-cell office:value-type="string" calcext:value-type="string">
            <text:p>2022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01416" calcext:value-type="float">
            <text:p>159.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3</text:p>
          </table:table-cell>
          <table:table-cell office:value-type="string" calcext:value-type="string">
            <text:p>2022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40456" calcext:value-type="float">
            <text:p>158.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3</text:p>
          </table:table-cell>
          <table:table-cell office:value-type="string" calcext:value-type="string">
            <text:p>2022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61792" calcext:value-type="float">
            <text:p>158.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3</text:p>
          </table:table-cell>
          <table:table-cell office:value-type="string" calcext:value-type="string">
            <text:p>2022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43504" calcext:value-type="float">
            <text:p>158.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3</text:p>
          </table:table-cell>
          <table:table-cell office:value-type="string" calcext:value-type="string">
            <text:p>2022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9532" calcext:value-type="float">
            <text:p>158.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3</text:p>
          </table:table-cell>
          <table:table-cell office:value-type="string" calcext:value-type="string">
            <text:p>2022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06928" calcext:value-type="float">
            <text:p>158.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3</text:p>
          </table:table-cell>
          <table:table-cell office:value-type="string" calcext:value-type="string">
            <text:p>2022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28264" calcext:value-type="float">
            <text:p>158.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3</text:p>
          </table:table-cell>
          <table:table-cell office:value-type="string" calcext:value-type="string">
            <text:p>2022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3436" calcext:value-type="float">
            <text:p>158.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3</text:p>
          </table:table-cell>
          <table:table-cell office:value-type="string" calcext:value-type="string">
            <text:p>2022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97784" calcext:value-type="float">
            <text:p>157.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3</text:p>
          </table:table-cell>
          <table:table-cell office:value-type="string" calcext:value-type="string">
            <text:p>2022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13608" calcext:value-type="float">
            <text:p>159.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3</text:p>
          </table:table-cell>
          <table:table-cell office:value-type="string" calcext:value-type="string">
            <text:p>2022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8008" calcext:value-type="float">
            <text:p>158.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3</text:p>
          </table:table-cell>
          <table:table-cell office:value-type="string" calcext:value-type="string">
            <text:p>2021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09976" calcext:value-type="float">
            <text:p>158.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3</text:p>
          </table:table-cell>
          <table:table-cell office:value-type="string" calcext:value-type="string">
            <text:p>2021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6484" calcext:value-type="float">
            <text:p>158.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3</text:p>
          </table:table-cell>
          <table:table-cell office:value-type="string" calcext:value-type="string">
            <text:p>2021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00832" calcext:value-type="float">
            <text:p>158.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3</text:p>
          </table:table-cell>
          <table:table-cell office:value-type="string" calcext:value-type="string">
            <text:p>2021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52648" calcext:value-type="float">
            <text:p>158.5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3</text:p>
          </table:table-cell>
          <table:table-cell office:value-type="string" calcext:value-type="string">
            <text:p>2021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21584" calcext:value-type="float">
            <text:p>157.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3</text:p>
          </table:table-cell>
          <table:table-cell office:value-type="string" calcext:value-type="string">
            <text:p>2021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496" calcext:value-type="float">
            <text:p>158.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3</text:p>
          </table:table-cell>
          <table:table-cell office:value-type="string" calcext:value-type="string">
            <text:p>2021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46552" calcext:value-type="float">
            <text:p>158.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3</text:p>
          </table:table-cell>
          <table:table-cell office:value-type="string" calcext:value-type="string">
            <text:p>2021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61792" calcext:value-type="float">
            <text:p>158.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3</text:p>
          </table:table-cell>
          <table:table-cell office:value-type="string" calcext:value-type="string">
            <text:p>2021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0388" calcext:value-type="float">
            <text:p>158.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3</text:p>
          </table:table-cell>
          <table:table-cell office:value-type="string" calcext:value-type="string">
            <text:p>2021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75864" calcext:value-type="float">
            <text:p>156.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3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40456" calcext:value-type="float">
            <text:p>158.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3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0388" calcext:value-type="float">
            <text:p>158.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3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40456" calcext:value-type="float">
            <text:p>158.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3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496" calcext:value-type="float">
            <text:p>158.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3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55696" calcext:value-type="float">
            <text:p>158.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3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93212" calcext:value-type="float">
            <text:p>157.9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3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31312" calcext:value-type="float">
            <text:p>158.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3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45028" calcext:value-type="float">
            <text:p>158.4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3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13024" calcext:value-type="float">
            <text:p>158.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3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49016" calcext:value-type="float">
            <text:p>157.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3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79496" calcext:value-type="float">
            <text:p>157.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3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25216" calcext:value-type="float">
            <text:p>158.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3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06928" calcext:value-type="float">
            <text:p>158.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3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85592" calcext:value-type="float">
            <text:p>157.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3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85592" calcext:value-type="float">
            <text:p>157.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3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09976" calcext:value-type="float">
            <text:p>158.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3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06928" calcext:value-type="float">
            <text:p>158.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3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36824" calcext:value-type="float">
            <text:p>157.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3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00832" calcext:value-type="float">
            <text:p>158.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3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70352" calcext:value-type="float">
            <text:p>157.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3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39872" calcext:value-type="float">
            <text:p>157.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3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76448" calcext:value-type="float">
            <text:p>157.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3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55112" calcext:value-type="float">
            <text:p>157.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3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03296" calcext:value-type="float">
            <text:p>157.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3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69768" calcext:value-type="float">
            <text:p>156.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3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78912" calcext:value-type="float">
            <text:p>156.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3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45384" calcext:value-type="float">
            <text:p>156.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3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6672" calcext:value-type="float">
            <text:p>156.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3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69768" calcext:value-type="float">
            <text:p>156.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3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45384" calcext:value-type="float">
            <text:p>156.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3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72816" calcext:value-type="float">
            <text:p>156.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3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0576" calcext:value-type="float">
            <text:p>156.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3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389832" calcext:value-type="float">
            <text:p>156.3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3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35656" calcext:value-type="float">
            <text:p>155.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3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9908" calcext:value-type="float">
            <text:p>154.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3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05176" calcext:value-type="float">
            <text:p>155.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3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05176" calcext:value-type="float">
            <text:p>155.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3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96032" calcext:value-type="float">
            <text:p>154.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3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86888" calcext:value-type="float">
            <text:p>154.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3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71648" calcext:value-type="float">
            <text:p>154.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3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9456" calcext:value-type="float">
            <text:p>154.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3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35072" calcext:value-type="float">
            <text:p>154.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3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7264" calcext:value-type="float">
            <text:p>154.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8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00" meta:object-count="0"/>
    <meta:user-defined meta:name="AppVersion">3.0</meta:user-defined>
  </office:meta>
</office:document-meta>
</file>